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automatic-styles/>
  <office:body>
    <office:spreadsheet>
      <table:table table:name="Feuille1">
        <table:table-row>
          <table:table-cell office:value-type="string">
            <text:p>FRP société</text:p>
          </table:table-cell>
          <table:table-cell office:value-type="string">
            <text:p>FRP opposant</text:p>
          </table:table-cell>
          <table:table-cell office:value-type="string">
            <text:p>Montant</text:p>
          </table:table-cell>
          <table:table-cell office:value-type="string">
            <text:p>Date d’effet = date réception SATD</text:p>
          </table:table-cell>
          <table:table-cell office:value-type="string">
            <text:p>Réf jugement validité = réf SATD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143">
            <text:p>143</text:p>
          </table:table-cell>
          <table:table-cell office:value-type="date" office:date-value="2022-12-19">
            <text:p>2022-12-19</text:p>
          </table:table-cell>
          <table:table-cell office:value-type="string">
            <text:p>SATD4</text:p>
          </table:table-cell>
          <table:table-cell office:value-type="string">
            <text:p>X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34">
            <text:p>34</text:p>
          </table:table-cell>
          <table:table-cell office:value-type="date" office:date-value="2022-12-20">
            <text:p>2022-12-20</text:p>
          </table:table-cell>
          <table:table-cell office:value-type="string">
            <text:p>SATD5</text:p>
          </table:table-cell>
        </table:table-row>
        <table:table-row>
          <table:table-cell office:value-type="float" office:value="617382">
            <text:p>617382</text:p>
          </table:table-cell>
          <table:table-cell office:value-type="float" office:value="203268">
            <text:p>203268</text:p>
          </table:table-cell>
          <table:table-cell office:value-type="float" office:value="87">
            <text:p>87</text:p>
          </table:table-cell>
          <table:table-cell office:value-type="date" office:date-value="2022-12-21">
            <text:p>2022-12-21</text:p>
          </table:table-cell>
          <table:table-cell office:value-type="string">
            <text:p>SATD6</text:p>
          </table:table-cell>
        </table:table-row>
        <table:table-row/>
        <table:table-row/>
        <table:table-row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table="urn:oasis:names:tc:opendocument:xmlns:table:1.0" xmlns:number="urn:oasis:names:tc:opendocument:xmlns:datastyle:1.0" xmlns:loext="urn:org:documentfoundation:names:experimental:office:xmlns:loext:1.0" xmlns:ns42="urn:org:documentfoundation:names:experimental:calc:xmlns:calcext:1.0" xmlns:svg="urn:oasis:names:tc:opendocument:xmlns:svg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